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789" officeooo:paragraph-rsid="0013e789"/>
    </style:style>
    <style:style style:name="P2" style:family="paragraph" style:parent-style-name="Standard">
      <style:text-properties officeooo:rsid="0013e789" officeooo:paragraph-rsid="00148323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e789" officeooo:paragraph-rsid="0013e78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f332" officeooo:paragraph-rsid="0014f332"/>
    </style:style>
    <style:style style:name="P5" style:family="paragraph" style:parent-style-name="Standard">
      <style:text-properties style:text-underline-style="solid" style:text-underline-width="auto" style:text-underline-color="font-color" officeooo:rsid="0013e789" officeooo:paragraph-rsid="0013e789"/>
    </style:style>
    <style:style style:name="P6" style:family="paragraph" style:parent-style-name="Standard">
      <style:text-properties officeooo:rsid="0013e789" officeooo:paragraph-rsid="0013e789"/>
    </style:style>
    <style:style style:name="P7" style:family="paragraph" style:parent-style-name="Standard">
      <style:text-properties officeooo:rsid="0016674a" officeooo:paragraph-rsid="0016674a" fo:background-color="#ffff00"/>
    </style:style>
    <style:style style:name="P8" style:family="paragraph" style:parent-style-name="Standard">
      <style:text-properties style:text-underline-style="solid" style:text-underline-width="auto" style:text-underline-color="font-color" officeooo:rsid="0013e789" officeooo:paragraph-rsid="0013e789" fo:background-color="#00ff00"/>
    </style:style>
    <style:style style:name="P9" style:family="paragraph" style:parent-style-name="Standard">
      <style:text-properties style:text-underline-style="solid" style:text-underline-width="auto" style:text-underline-color="font-color" officeooo:rsid="0013e789" officeooo:paragraph-rsid="00148323" fo:background-color="#00ff00"/>
    </style:style>
    <style:style style:name="P10" style:family="paragraph" style:parent-style-name="Standard">
      <style:text-properties style:text-underline-style="solid" style:text-underline-width="auto" style:text-underline-color="font-color" officeooo:rsid="0019a052" officeooo:paragraph-rsid="0019a052" fo:background-color="#00ff00"/>
    </style:style>
    <style:style style:name="P11" style:family="paragraph" style:parent-style-name="Standard">
      <style:text-properties officeooo:rsid="0019a052" officeooo:paragraph-rsid="0019a052"/>
    </style:style>
    <style:style style:name="P12" style:family="paragraph" style:parent-style-name="Standard">
      <style:text-properties officeooo:rsid="0014f332" officeooo:paragraph-rsid="0014f332"/>
    </style:style>
    <style:style style:name="T1" style:family="text">
      <style:text-properties officeooo:rsid="00148323"/>
    </style:style>
    <style:style style:name="T2" style:family="text">
      <style:text-properties officeooo:rsid="0014f332"/>
    </style:style>
    <style:style style:name="T3" style:family="text">
      <style:text-properties officeooo:rsid="001a36e8"/>
    </style:style>
    <style:style style:name="T4" style:family="text">
      <style:text-properties officeooo:rsid="001aef39"/>
    </style:style>
    <style:style style:name="T5" style:family="text">
      <style:text-properties fo:font-size="10pt" officeooo:rsid="001a36e8" style:font-size-asian="10pt" style:font-size-complex="10pt"/>
    </style:style>
    <style:style style:name="T6" style:family="text">
      <style:text-properties fo:font-size="9pt" officeooo:rsid="001a36e8" style:font-size-asian="9pt" style:font-size-complex="9pt"/>
    </style:style>
    <style:style style:name="T7" style:family="text">
      <style:text-properties fo:font-size="7pt" officeooo:rsid="001a36e8" style:font-size-asian="7pt" style:font-size-complex="7pt"/>
    </style:style>
    <style:style style:name="T8" style:family="text">
      <style:text-properties fo:font-size="8pt" officeooo:rsid="001a36e8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igences Projet de Stijl</text:p>
      <text:p text:style-name="P1"/>
      <text:p text:style-name="P5">1 – Assurer la communication entre le moniteur et le superviseur</text:p>
      <text:p text:style-name="P1">- Détecter perte de connexion</text:p>
      <text:p text:style-name="P1">- Permettre une connexion stable qui s'ouvre et se ferme sur demande du moniteur</text:p>
      <text:p text:style-name="P7">Compléter diagramme page 7 : un peu compliqué, faut reset tout le système quand la connexion est perdue(envoyer un msg au robot.. etc) et repasser en d_server_open <text:s/></text:p>
      <text:p text:style-name="P8">2 – Assurer la communication entre le superviseur et le robot</text:p>
      <text:p text:style-name="P1">- <text:span text:style-name="T1">connexion fiable avec le robot: le superviseur doit être capable de détecter une perte de connexion</text:span></text:p>
      <text:p text:style-name="P1">- <text:span text:style-name="T1">si le robot ne répond pas à 3 messages consécutifs alors on considère que la connexion est perdue</text:span></text:p>
      <text:p text:style-name="P1">- <text:span text:style-name="T2">(on peut mettre en place une connexion sécurisée)</text:span></text:p>
      <text:p text:style-name="P9">3 – Contrôler le déplacement du robot</text:p>
      <text:p text:style-name="P2">- <text:span text:style-name="T1">être capable de donner des ordres de déplacement au robot avec les commandes flèche</text:span></text:p>
      <text:p text:style-name="P2">- <text:span text:style-name="T1">envoie d'un ordre de déplacement toutes les 200 ms</text:span></text:p>
      <text:p text:style-name="P2">- <text:span text:style-name="T1">le robot doit exécuter rapidement les ordres de déplacement (100 ms max)</text:span></text:p>
      <text:p text:style-name="P8">4 – Superviser l'état du robot</text:p>
      <text:p text:style-name="P1">- <text:span text:style-name="T1">indiquer l'état de la batterie périodiquement toutes les 250 ms</text:span></text:p>
      <text:p text:style-name="P1">- <text:span text:style-name="T2">le robot s'arrete après un certain temps si il n'a pas reçu d'ordre(d_robot_reload_watchdog)</text:span></text:p>
      <text:p text:style-name="P8">5 – Contrôler et diffuser les images de la webcam</text:p>
      <text:p text:style-name="P1">- <text:span text:style-name="T2">la webcam envoie des images toutes 600 ms</text:span></text:p>
      <text:p text:style-name="P1">- <text:span text:style-name="T1">l'utilisateur peut demander au superviseur d'identifier les contours de l'arène à partir des images acquises de la webcam, le superviseur détecte l'arène et propose à l'utilisateur d'afficher les contours de l'arène sur les images suivantes. Si l'utilisateur n'est pas satisfait il n'est pas obligé d'accepter cette arène.</text:span></text:p>
      <text:p text:style-name="P10">6-Calcul de la position</text:p>
      <text:p text:style-name="P11">- Le superviseur <text:span text:style-name="T3">attend le message de type action : </text:span><text:span text:style-name="T8">ACTION_COMPUTE_CONTINUOUSLY_POSITION</text:span><text:span text:style-name="T7"> </text:span><text:span text:style-name="T3">puis il:</text:span></text:p>
      <text:p text:style-name="P11">- <text:span text:style-name="T3">calcul périodiquement la position du robot toutes les 600ms</text:span></text:p>
      <text:p text:style-name="P11">- <text:span text:style-name="T3">envoie périodiquement au moniteur sur laquelle est tracé la position du robot, toutes les 600ms</text:span></text:p>
      <text:p text:style-name="P11">- <text:span text:style-name="T3">envoie périodiquement la position du robot au moniteur, toutes les 600ms</text:span></text:p>
      <text:p text:style-name="P1"><text:s/></text:p>
      <text:p text:style-name="P4">Threads: </text:p>
      <text:p text:style-name="P4">- detecter_cnx_moniteur</text:p>
      <text:p text:style-name="P4">- etablir_cnx</text:p>
      <text:p text:style-name="P4">- detecter_cnx_robot</text:p>
      <text:p text:style-name="P4">- envoyer_ordres</text:p>
      <text:p text:style-name="P4">- executer_deplacements (+ arret_robot (watchdog))</text:p>
      <text:p text:style-name="P4">- etat_batterie</text:p>
      <text:p text:style-name="P4">- traitement_image</text:p>
      <text:p text:style-name="P4">- calibrage_arene</text:p>
      <text:p text:style-name="P4">- <text:span text:style-name="T4">calcul_posi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4:04:28.677969455</meta:creation-date>
    <dc:date>2017-01-05T11:29:59.444690678</dc:date>
    <meta:editing-duration>PT6M5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332" meta:character-count="2079" meta:non-whitespace-character-count="1772"/>
  </office:meta>
</office:document-meta>
</file>